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1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5" office:value-type="string" calcext:value-type="string">
            <text:p>Corporal</text:p>
          </table:table-cell>
          <table:table-cell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5" office:value-type="string" calcext:value-type="string">
            <text:p>Sergeant</text:p>
          </table:table-cell>
          <table:table-cell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oncealed Shot (Fires a shot without revealing the operator, X turn cooldown)</text:p>
          </table:table-cell>
          <table:table-cell table:style-name="ce5" office:value-type="string" calcext:value-type="string">
            <text:p>Lieutenant</text:p>
          </table:table-cell>
          <table:table-cell office:value-type="string" calcext:value-type="string">
            <text:p>Fighting Spirit (gain extra move next turn if takes a hit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Pinpoint accuracy (Fires a shot ignoring 50% of cover bonus at short to medium ranges, X turn cooldown)</text:p>
          </table:table-cell>
          <table:table-cell table:style-name="ce5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3" office:value-type="string" calcext:value-type="string">
            <text:p>Double Shot (fires twice at the same target, X turn cooldown)</text:p>
          </table:table-cell>
          <table:table-cell table:style-name="ce5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5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5" office:value-type="string" calcext:value-type="string">
            <text:p>Possible skills</text:p>
          </table:table-cell>
          <table:table-cell table:style-name="ce5"/>
          <table:table-cell table:style-name="ce5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6">
          <table:table-cell/>
          <table:table-cell table:style-name="ce2" table:number-columns-repeated="2"/>
          <table:table-cell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style-name="ce3"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9">
          <table:table-cell table:style-name="Default"/>
          <table:table-cell table:style-name="ce3" table:number-columns-repeated="3"/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.00.0000</text:date>, <text:time style:data-style-name="N2" text:time-value="18:06:17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15T21:35:30.932000000</dc:date>
    <meta:editing-duration>PT11H52M41S</meta:editing-duration>
    <meta:editing-cycles>9</meta:editing-cycles>
    <meta:generator>LibreOffice/5.1.3.2$Windows_x86 LibreOffice_project/644e4637d1d8544fd9f56425bd6cec110e49301b</meta:generator>
    <meta:document-statistic meta:table-count="1" meta:cell-count="38" meta:object-count="0"/>
  </office:meta>
</office:document-meta>
</file>